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nux Biolinum O" svg:font-family="'Linux Biolinum O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4cm"/>
    </style:style>
    <style:style style:name="co3" style:family="table-column">
      <style:table-column-properties fo:break-before="auto" style:column-width="2.833cm"/>
    </style:style>
    <style:style style:name="co4" style:family="table-column">
      <style:table-column-properties fo:break-before="auto" style:column-width="0.353cm"/>
    </style:style>
    <style:style style:name="co5" style:family="table-column">
      <style:table-column-properties fo:break-before="auto" style:column-width="2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42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border="0.74pt solid #000000" style:vertical-align="middle"/>
      <style:text-properties style:font-name="Linux Biolinum 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74pt solid #000000" style:vertical-align="middle"/>
      <style:text-properties style:font-name="Linux Biolinum O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nux Biolinum O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nux Biolinum O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valuasi Kinerja TW 1 Tahun 202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eknis dan Administrasi harus ejalan dan </text:p>
          </table:table-cell>
          <table:table-cell/>
        </table:table-row>
        <table:table-row table:style-name="ro1"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Pembangunan Z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kka masih TP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P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 1 = 19,20 – 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 2 = 56 – 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 Perencana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nyusunan P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yusunan Renstra Aw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KIN 20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 SDM dan Huk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pdate Simpeg tiap bulan jika mengalami perubahan d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gawai yang tugas elajar harus fokus kulia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 Keuang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kronisasi realisasi di aplikasi BOS, dan aplikasi kemenkeu (SAKTI dan OM-SPA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kka tidak termasuk dalam saket temuan BP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 Pengadaan barang dan Jas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KOM Level 1 dilaksanakan pada 22 Mei 2025 diikuti 29 peserta dari 15 satk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OS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ngurangi ruta yang non-respon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ing dan pemutakhikan dilakukan agar mengurangi non-resp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canangan Desa Cantik diupayakan pementara daerah level tertinggi agar mendapatkan nilai maksimal.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laksanakan PODES (1-30 Juni 2025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As Updating (11 – 30 Juni), dan Pencacahan Lapangan (1-31 Juli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RODUK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rget ubinan, kualitas, ketatapan waktu, keterbatasan anggaran, serta kendalama aplikasi (web entri dan FASIH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ndala dapat diselesaikan melalui komunikasi dan kolaborasi antara tim produksi BPS NTT dan Tmi Produksi BPS Kab.Kota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ISTRIBU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nggunakan SERASI sebagai alat untuk monitoring kegiat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NERA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DRB Triwulanan level kabupaten/kota, harus mampu mewakili ekonomi daera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gantian PJK harus disertai sharing knowlede olwh PJK sebelumny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P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matuhi jadwal masing-masing tahapan pengolah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baca pedoman atau menghubungi PIC pengolahan terkait instalasi aplikasi untuk mengurasi risiko gagal merge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ce8"/>
        <table:table-column table:style-name="co3" table:visibility="collapse" table:default-cell-style-name="ce10"/>
        <table:table-column table:style-name="co4" table:visibility="collapse" table:default-cell-style-name="ce10"/>
        <table:table-column table:style-name="co5" table:default-cell-style-name="ce10"/>
        <table:table-column table:style-name="co1" table:number-columns-repeated="16378" table:default-cell-style-name="Default"/>
        <table:table-row table:style-name="ro1" table:number-rows-repeated="8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2">
          <table:table-cell table:style-name="ce6" table:number-columns-repeated="2"/>
          <table:table-cell table:style-name="ce7" office:value-type="string" calcext:value-type="string">
            <text:p>Nama Pegawai yang Dinilai</text:p>
          </table:table-cell>
          <table:table-cell table:style-name="ce9" office:value-type="string" calcext:value-type="string">
            <text:p>Jumlah Penilaian Sekarang</text:p>
          </table:table-cell>
          <table:table-cell table:style-name="ce9" office:value-type="string" calcext:value-type="string">
            <text:p>Jumlah Penilaian yang seharusnya</text:p>
          </table:table-cell>
          <table:table-cell table:style-name="ce9" office:value-type="string" calcext:value-type="string">
            <text:p>Penilaian yang masih kurang</text:p>
          </table:table-cell>
          <table:table-cell table:style-name="ce6"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Averinus Emanuel S.Kom <text:s text:c="20"/>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]-[.D1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Choirunnisa Jati Safitri,S.Tr.Stat <text:s text:c="8"/>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1]-[.D11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Fransiskus Saverius Soba S.Si <text:s text:c="13"/>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]-[.D12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Kasianus Vinsensius Wero S.E <text:s text:c="14"/>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3]-[.D13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Klara Yosefa Edralin Paoe S.E <text:s text:c="13"/>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4]-[.D14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Maria Helionora Yulinda Sair S.E. <text:s text:c="9"/>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5]-[.D15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Wihelmus Wedo S.Tr.Stat <text:s text:c="19"/>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6]-[.D16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Yohanes Lada Regaletha <text:s text:c="20"/>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17]-[.D17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Alvino Alexandro Yappy A.Md <text:s text:c="15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8]-[.D18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Clementine Mursitadewi Riantoby A.Md.Stat.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9]-[.D19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Felia Tifani Cornelia Klau A.Md.Stat. <text:s text:c="5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0]-[.D20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Imelda Sandrawati Ambot S.Si <text:s text:c="14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1]-[.D21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Juliana Marbun A. Md <text:s text:c="22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-[.D22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Maria Diaz De Rozari <text:s text:c="22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]-[.D23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Maria Megachita Da Silva A.Md.Stat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4]-[.D24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Sekolastika Maria Filipensa Naru SE <text:s text:c="7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-[.D25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Yoseph Yakobus Dedo S.E <text:s text:c="19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6]-[.D26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Maria Carlin Bepsi Costa SST <text:s text:c="14"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7]-[.D27]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Mario Yoseph Ambarto Dwi Sili Os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8]-[.D28]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Valentinus Nong Sina Gharu <text:s text:c="16"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9]-[.D29]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Cornelia Christina Tem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30]-[.D30]"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number-columns-repeated="2"/>
          <table:table-cell office:value-type="string" calcext:value-type="string">
            <text:p>Neka Putri Fardil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31]-[.D31]" office:value-type="float" office:value="3" calcext:value-type="float">
            <text:p>3</text:p>
          </table:table-cell>
          <table:table-cell table:number-columns-repeated="16378"/>
        </table:table-row>
      </table:table>
      <table:named-expressions/>
      <table:database-ranges>
        <table:database-range table:name="__Anonymous_Sheet_DB__1" table:target-range-address="Sheet2.C9:Sheet2.F31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nux Biolinum O" svg:font-family="'Linux Biolinum O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id" number:country="ID">Rp</number:currency-symbol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8:56:22.0215238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8:56:23.219947884</meta:creation-date>
    <meta:editing-duration>PT3H8M8S</meta:editing-duration>
    <meta:editing-cycles>2</meta:editing-cycles>
    <meta:generator>LibreOffice/24.8.6.2$Linux_X86_64 LibreOffice_project/480$Build-2</meta:generator>
    <dc:date>2025-04-30T22:27:20.704048104</dc:date>
    <meta:document-statistic meta:table-count="2" meta:cell-count="128" meta:object-count="0"/>
  </office:meta>
</office:document-meta>
</file>